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e9c" officeooo:paragraph-rsid="001e0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ing C code in terminal: gcc -o hello -g -Wall hello.c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5:41:30.747472856</meta:creation-date>
    <dc:date>2022-01-13T15:44:22.240686136</dc:date>
    <meta:editing-duration>PT2M5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1" meta:character-count="59" meta:non-whitespace-character-count="49"/>
  </office:meta>
</office:document-meta>
</file>